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use Nam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hone No</text:p>
          </table:table-cell>
          <table:table-cell office:value-type="string" calcext:value-type="string">
            <text:p>Depart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Ameera Basheer</text:p>
          </table:table-cell>
          <table:table-cell office:value-type="string" calcext:value-type="string">
            <text:p>Aikkaraparambil</text:p>
          </table:table-cell>
          <table:table-cell office:value-type="string" calcext:value-type="string">
            <text:p>Muvattupuzha</text:p>
          </table:table-cell>
          <table:table-cell office:value-type="float" office:value="9874561230" calcext:value-type="float">
            <text:p>9874561230</text:p>
          </table:table-cell>
          <table:table-cell office:value-type="string" calcext:value-type="string">
            <text:p>M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yana Ismail</text:p>
          </table:table-cell>
          <table:table-cell office:value-type="string" calcext:value-type="string">
            <text:p>Nainukunnel</text:p>
          </table:table-cell>
          <table:table-cell office:value-type="string" calcext:value-type="string">
            <text:p>Cheruthony</text:p>
          </table:table-cell>
          <table:table-cell office:value-type="float" office:value="9632574690" calcext:value-type="float">
            <text:p>9632574690</text:p>
          </table:table-cell>
          <table:table-cell office:value-type="string" calcext:value-type="string">
            <text:p>M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ima Kasim</text:p>
          </table:table-cell>
          <table:table-cell office:value-type="string" calcext:value-type="string">
            <text:p>Chennattu</text:p>
          </table:table-cell>
          <table:table-cell office:value-type="string" calcext:value-type="string">
            <text:p>Irumpupalam</text:p>
          </table:table-cell>
          <table:table-cell office:value-type="float" office:value="7598412369" calcext:value-type="float">
            <text:p>7598412369</text:p>
          </table:table-cell>
          <table:table-cell office:value-type="string" calcext:value-type="string">
            <text:p>M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eha Saji</text:p>
          </table:table-cell>
          <table:table-cell office:value-type="string" calcext:value-type="string">
            <text:p>Kolliparambil</text:p>
          </table:table-cell>
          <table:table-cell office:value-type="string" calcext:value-type="string">
            <text:p>Pulpally</text:p>
          </table:table-cell>
          <table:table-cell office:value-type="float" office:value="8217963028" calcext:value-type="float">
            <text:p>8217963028</text:p>
          </table:table-cell>
          <table:table-cell office:value-type="string" calcext:value-type="string">
            <text:p>M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fana Yousaf</text:p>
          </table:table-cell>
          <table:table-cell office:value-type="string" calcext:value-type="string">
            <text:p>Kunnumpurath</text:p>
          </table:table-cell>
          <table:table-cell office:value-type="string" calcext:value-type="string">
            <text:p>Pallarimangalam</text:p>
          </table:table-cell>
          <table:table-cell office:value-type="float" office:value="8697421563" calcext:value-type="float">
            <text:p>8697421563</text:p>
          </table:table-cell>
          <table:table-cell office:value-type="string" calcext:value-type="string">
            <text:p>M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iya Tomy</text:p>
          </table:table-cell>
          <table:table-cell office:value-type="string" calcext:value-type="string">
            <text:p>Palliparambil</text:p>
          </table:table-cell>
          <table:table-cell office:value-type="string" calcext:value-type="string">
            <text:p>Muvattupuzha</text:p>
          </table:table-cell>
          <table:table-cell office:value-type="float" office:value="8632589410" calcext:value-type="float">
            <text:p>8632589410</text:p>
          </table:table-cell>
          <table:table-cell office:value-type="string" calcext:value-type="string">
            <text:p>M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hana Suneer</text:p>
          </table:table-cell>
          <table:table-cell office:value-type="string" calcext:value-type="string">
            <text:p>Kanampuram</text:p>
          </table:table-cell>
          <table:table-cell office:value-type="string" calcext:value-type="string">
            <text:p>Perumbavoor</text:p>
          </table:table-cell>
          <table:table-cell office:value-type="float" office:value="9325874150" calcext:value-type="float">
            <text:p>9325874150</text:p>
          </table:table-cell>
          <table:table-cell office:value-type="string" calcext:value-type="string">
            <text:p>M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ema Beevi</text:p>
          </table:table-cell>
          <table:table-cell/>
          <table:table-cell office:value-type="string" calcext:value-type="string">
            <text:p>Perumbavoor</text:p>
          </table:table-cell>
          <table:table-cell office:value-type="float" office:value="8523697410" calcext:value-type="float">
            <text:p>8523697410</text:p>
          </table:table-cell>
          <table:table-cell office:value-type="string" calcext:value-type="string">
            <text:p>MC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ifna K N</text:p>
          </table:table-cell>
          <table:table-cell office:value-type="string" calcext:value-type="string">
            <text:p>Kanampuram</text:p>
          </table:table-cell>
          <table:table-cell office:value-type="string" calcext:value-type="string">
            <text:p>Perumbavoor</text:p>
          </table:table-cell>
          <table:table-cell office:value-type="float" office:value="9321478503" calcext:value-type="float">
            <text:p>9321478503</text:p>
          </table:table-cell>
          <table:table-cell office:value-type="string" calcext:value-type="string">
            <text:p>M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thima C 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25T12:05:06.393470508</meta:creation-date>
    <dc:date>2025-11-25T12:19:21.783443246</dc:date>
    <meta:editing-duration>PT3M35S</meta:editing-duration>
    <meta:editing-cycles>1</meta:editing-cycles>
    <meta:document-statistic meta:table-count="1" meta:cell-count="61" meta:object-count="0"/>
    <meta:generator>LibreOffice/6.4.7.2$Linux_X86_64 LibreOffice_project/40$Build-2</meta:generator>
  </office:meta>
</office:document-meta>
</file>